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8"/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fCPU</text:p>
          </table:table-cell>
          <table:table-cell table:number-columns-repeated="4" table:style-name="ce2" office:value-type="float" office:value="14745600">
            <text:p>14745600</text:p>
          </table:table-cell>
          <table:table-cell office:value-type="string">
            <text:p>Hz</text:p>
          </table:table-cell>
        </table:table-row>
        <table:table-row table:style-name="ro1">
          <table:table-cell office:value-type="string">
            <text:p>TWBR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WBRhex</text:p>
          </table:table-cell>
          <table:table-cell table:style-name="ce3" table:formula="of:=&quot;0x&quot;&amp;DEC2HEX([.B2])" office:value-type="string" office:string-value="0xFF">
            <text:p>0xFF</text:p>
          </table:table-cell>
          <table:table-cell table:style-name="ce3" table:formula="of:=&quot;0x&quot;&amp;DEC2HEX([.C2])" office:value-type="string" office:string-value="0x11">
            <text:p>0x11</text:p>
          </table:table-cell>
          <table:table-cell table:style-name="ce3" table:formula="of:=&quot;0x&quot;&amp;DEC2HEX([.D2])" office:value-type="string" office:string-value="0x5">
            <text:p>0x5</text:p>
          </table:table-cell>
          <table:table-cell table:style-name="ce3" table:formula="of:=&quot;0x&quot;&amp;DEC2HEX([.E2])" office:value-type="string" office:string-value="0x2">
            <text:p>0x2</text:p>
          </table:table-cell>
          <table:table-cell/>
        </table:table-row>
        <table:table-row table:style-name="ro1">
          <table:table-cell office:value-type="string">
            <text:p>TWP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string">
            <text:p>fSCL</text:p>
          </table:table-cell>
          <table:table-cell table:style-name="ce4" table:formula="of:=[.B1]/(16+2*[.B2]*[.B4])/1000" office:value-type="float" office:value="28.0334600760456">
            <text:p>28,033</text:p>
          </table:table-cell>
          <table:table-cell table:style-name="ce4" table:formula="of:=[.C1]/(16+2*[.C2]*[.C4])/1000" office:value-type="float" office:value="97.0105263157895">
            <text:p>97,011</text:p>
          </table:table-cell>
          <table:table-cell table:style-name="ce4" table:formula="of:=[.D1]/(16+2*[.D2]*[.D4])/1000" office:value-type="float" office:value="83.7818181818182">
            <text:p>83,782</text:p>
          </table:table-cell>
          <table:table-cell table:style-name="ce4" table:formula="of:=[.E1]/(16+2*[.E2]*[.E4])/1000" office:value-type="float" office:value="54.2117647058824">
            <text:p>54,212</text:p>
          </table:table-cell>
          <table:table-cell office:value-type="string">
            <text:p>kHz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3:03:59</meta:creation-date>
    <dc:date>2014-02-19T16:00:29</dc:date>
    <meta:editing-duration>PT2H44M11S</meta:editing-duration>
    <meta:editing-cycles>5</meta:editing-cycles>
    <meta:generator>LibreOffice/3.5$Linux_x86 LibreOffice_project/350m1$Build-2</meta:generator>
    <meta:document-statistic meta:table-count="3" meta:cell-count="27" meta:object-count="0"/>
  </office:meta>
</office:document-meta>
</file>